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2.00pt" fo:font-weight="normal" fo:font-family="Consolas" style:font-family-asian="Consolas" style:font-family-complex="Consolas" fo:background-color="#d4d4d4" fo:color="#3f7f7f"/>
    </style:style>
    <style:style style:name="T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7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9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3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0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2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6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8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2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4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0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4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center"/>
    </style:style>
  </office:automatic-styles>
  <office:body>
    <office:text>
      <text:p text:style-name="P1"><text:span text:style-name="T1">J-Boss DataSource Settings</text:span></text:p>
      <text:p text:style-name="P1"><text:span text:style-name="T1"/></text:p>
      <text:p text:style-name="P2"><draw:frame text:anchor-type="as-char" svg:width="165.10mm" svg:height="93.77mm" style:rel-width="scale" style:rel-height="scale"><draw:object-ole xlink:href="OleObj1"/><draw:image xlink:href="ObjectReplacements/OleObj1"/></draw:frame><text:span text:style-name="T1"/></text:p>
      <text:p text:style-name="P2"><text:span text:style-name="T1">Current DataSource Settings</text:span></text:p>
      <text:p text:style-name="P2"><text:span text:style-name="T1"/></text:p>
      <text:p text:style-name="P2"><draw:frame text:anchor-type="as-char" svg:width="165.10mm" svg:height="93.35mm" style:rel-width="scale" style:rel-height="scale"><draw:object-ole xlink:href="OleObj2"/><draw:image xlink:href="ObjectReplacements/OleObj2"/></draw:frame><text:span text:style-name="T1"/></text:p>
      <text:p text:style-name="P2"><text:span text:style-name="T1">DataSource Drivers</text:span></text:p>
      <text:p text:style-name="P2"><text:span text:style-name="T1"/></text:p>
      <text:p text:style-name="P2"><draw:frame text:anchor-type="as-char" svg:width="165.10mm" svg:height="93.35mm" style:rel-width="scale" style:rel-height="scale"><draw:object-ole xlink:href="OleObj3"/><draw:image xlink:href="ObjectReplacements/OleObj3"/></draw:frame><text:span text:style-name="T1"/></text:p>
      <text:p text:style-name="P2"><text:span text:style-name="T1">Correct Driver</text:span></text:p>
      <text:p text:style-name="P2"><text:span text:style-name="T1"/></text:p>
      <text:p text:style-name="P2"><draw:frame text:anchor-type="as-char" svg:width="165.10mm" svg:height="95.67mm" style:rel-width="scale" style:rel-height="scale"><draw:object-ole xlink:href="OleObj4"/><draw:image xlink:href="ObjectReplacements/OleObj4"/></draw:frame><text:span text:style-name="T1"/></text:p>
      <text:p text:style-name="P2"><text:span text:style-name="T1">Model Class Mapping Error</text:span></text:p>
      <text:p text:style-name="P3"><text:span text:style-name="T2">Changed user model class mapping:</text:span></text:p>
      <text:p text:style-name="P3"><text:span text:style-name="T2"/></text:p>
      <text:p text:style-name="P3"><text:span text:style-name="T3">hibernate-mapping</text:span><text:span text:style-name="T4">&gt;</text:span><text:span text:style-name="T5"/></text:p>
      <text:p text:style-name="P3"><text:span text:style-name="T6">&lt;</text:span><text:span text:style-name="T7">class</text:span><text:span text:style-name="T8"><text:s/></text:span><text:span text:style-name="T9">name</text:span><text:span text:style-name="T10">=</text:span><text:span text:style-name="T11">"com.caveat.emptor.auction.model.User"</text:span><text:span text:style-name="T12"><text:s/></text:span></text:p>
      <text:p text:style-name="P3"><text:span text:style-name="T13">table</text:span><text:span text:style-name="T14">=</text:span><text:span text:style-name="T15">"user"</text:span><text:span text:style-name="T16">&gt;</text:span><text:span text:style-name="T17"><text:s text:c="7"/></text:span><text:span text:style-name="T18"/></text:p>
      <text:p text:style-name="P3"><text:span text:style-name="T19">&lt;</text:span><text:span text:style-name="T20">id</text:span><text:span text:style-name="T21"><text:s/></text:span><text:span text:style-name="T22">name</text:span><text:span text:style-name="T23">=</text:span><text:span text:style-name="T24">"id"</text:span><text:span text:style-name="T25"><text:s/></text:span></text:p>
      <text:p text:style-name="P3"><text:span text:style-name="T26">column</text:span><text:span text:style-name="T27">=</text:span><text:span text:style-name="T28">"id"</text:span><text:span text:style-name="T29">&gt;</text:span><text:span text:style-name="T30"/></text:p>
      <text:p text:style-name="P3"><text:span text:style-name="T31">&lt;</text:span><text:span text:style-name="T32">generator</text:span><text:span text:style-name="T33"><text:s/></text:span><text:span text:style-name="T34">class</text:span><text:span text:style-name="T35">=</text:span><text:span text:style-name="T36">"increment"</text:span><text:span text:style-name="T37">/&gt;</text:span><text:span text:style-name="T38"/></text:p>
      <text:p text:style-name="P3"><text:span text:style-name="T39">&lt;/</text:span><text:span text:style-name="T40">id</text:span><text:span text:style-name="T41">&gt;</text:span><text:span text:style-name="T42"><text:s text:c="2"/></text:span></text:p>
      <text:p text:style-name="P3"><text:span text:style-name="T42"/></text:p>
      <text:p text:style-name="P3"><text:span text:style-name="T43">Here is the error in the console:</text:span></text:p>
      <text:p text:style-name="P3"><draw:frame text:anchor-type="as-char" svg:width="165.10mm" svg:height="95.67mm" style:rel-width="scale" style:rel-height="scale"><draw:object-ole xlink:href="OleObj5"/><draw:image xlink:href="ObjectReplacements/OleObj5"/></draw:frame><text:span text:style-name="T43"/></text:p>
      <text:p text:style-name="P3"><text:span text:style-name="T43"/></text:p>
      <text:p text:style-name="P3"><text:span text:style-name="T43"/></text:p>
      <text:p text:style-name="P3"><text:span text:style-name="T44"><text:s text:c="6"/></text:span><text:span text:style-name="T45"/></text:p>
      <text:p text:style-name="P4"><text:span text:style-name="T45"/></text:p>
      <text:p text:style-name="P4"><text:span text:style-name="T45"/></text:p>
      <text:p text:style-name="P4"><text:span text:style-name="T45"/></text:p>
      <text:p text:style-name="P5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